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Standard">
      <style:text-properties officeooo:rsid="000a41b0" officeooo:paragraph-rsid="000a41b0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a41b0" officeooo:paragraph-rsid="000a41b0"/>
    </style:style>
    <style:style style:name="P3" style:family="paragraph" style:parent-style-name="Standard">
      <style:text-properties officeooo:rsid="000c06be" officeooo:paragraph-rsid="000c06be"/>
    </style:style>
    <style:style style:name="P4" style:family="paragraph" style:parent-style-name="Standard">
      <style:text-properties officeooo:rsid="000d0368" officeooo:paragraph-rsid="000d0368"/>
    </style:style>
    <style:style style:name="P5" style:family="paragraph" style:parent-style-name="Standard" style:list-style-name="L1">
      <style:text-properties officeooo:rsid="000d0368" officeooo:paragraph-rsid="000d0368"/>
    </style:style>
    <style:style style:name="P6" style:family="paragraph" style:parent-style-name="Standard">
      <style:text-properties officeooo:rsid="000d38a4" officeooo:paragraph-rsid="000d38a4"/>
    </style:style>
    <style:style style:name="P7" style:family="paragraph" style:parent-style-name="Standard" style:list-style-name="L1">
      <style:text-properties officeooo:rsid="000d38a4" officeooo:paragraph-rsid="000d38a4"/>
    </style:style>
    <style:style style:name="P8" style:family="paragraph" style:parent-style-name="Standard" style:list-style-name="L1">
      <style:text-properties officeooo:rsid="000ec00c" officeooo:paragraph-rsid="000ec00c"/>
    </style:style>
    <style:style style:name="P9" style:family="paragraph" style:parent-style-name="Standard">
      <style:text-properties officeooo:rsid="000ec00c" officeooo:paragraph-rsid="000ec00c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ec00c" officeooo:paragraph-rsid="000ec00c"/>
    </style:style>
    <style:style style:name="P11" style:family="paragraph" style:parent-style-name="Standard" style:list-style-name="L2">
      <style:text-properties officeooo:rsid="000ec00c" officeooo:paragraph-rsid="000ec00c"/>
    </style:style>
    <style:style style:name="P12" style:family="paragraph" style:parent-style-name="Text_20_body">
      <style:text-properties officeooo:rsid="000a41b0" officeooo:paragraph-rsid="000a41b0"/>
    </style:style>
    <style:style style:name="T1" style:family="text">
      <style:text-properties fo:color="#a9b7c6" loext:opacity="100%" style:font-name="JetBrains Mono" fo:font-size="13pt" fo:font-style="normal" fo:font-weight="normal" style:font-size-asian="13pt" style:font-style-asian="normal" style:font-weight-asian="normal"/>
    </style:style>
    <style:style style:name="T2" style:family="text">
      <style:text-properties fo:color="#a9b7c6" loext:opacity="100%" style:font-name="JetBrains Mono" fo:font-size="13pt" fo:font-style="italic" fo:font-weight="normal" style:font-size-asian="13pt" style:font-style-asian="italic" style:font-weight-asian="normal"/>
    </style:style>
    <style:style style:name="T3" style:family="text">
      <style:text-properties fo:color="#6897bb" loext:opacity="100%" style:font-name="JetBrains Mono" fo:font-size="13pt" fo:font-style="normal" fo:font-weight="normal" style:font-size-asian="13pt" style:font-style-asian="normal" style:font-weight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b8d6"/>
    </style:style>
    <style:style style:name="T6" style:family="text">
      <style:text-properties officeooo:rsid="000ec00c"/>
    </style:style>
    <style:style style:name="T7" style:family="text">
      <style:text-properties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cc7832" loext:opacity="100%" style:font-name="JetBrains Mono" fo:font-size="13pt" fo:font-style="normal" fo:font-weight="normal" style:font-size-asian="13pt" style:font-style-asian="normal" style:font-weight-asian="normal"/>
    </style:style>
    <style:style style:name="T10" style:family="text">
      <style:text-properties fo:color="#ffc66d" loext:opacity="100%" style:font-name="JetBrains Mono" fo:font-size="13pt" fo:font-style="normal" fo:font-weight="normal" style:font-size-asian="13pt" style:font-style-asian="normal" style:font-weight-asian="normal"/>
    </style:style>
    <style:style style:name="T11" style:family="text">
      <style:text-properties fo:color="#6a8759" loext:opacity="100%" style:font-name="JetBrains Mono" fo:font-size="13pt" fo:font-style="normal" fo:font-weight="normal" style:font-size-asian="13pt" style:font-style-asian="normal" style:font-weight-asian="normal"/>
    </style:style>
    <style:style style:name="T12" style:family="text">
      <style:text-properties fo:color="#9876aa" loext:opacity="100%" style:font-name="JetBrains Mono" fo:font-size="13pt" fo:font-style="italic" fo:font-weight="normal" style:font-size-asian="13pt" style:font-style-asian="italic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Лекция </text:span><text:span text:style-name="T3">01. </text:span><text:span text:style-name="T1">Работа стека. Теория</text:span></text:p>
      <text:p text:style-name="P6">Стек в ОЗУ</text:p>
      <text:p text:style-name="P1">Регистры — глобальные переменные</text:p>
      <text:p text:style-name="P6">Регистри бистрее в 500 раз стека</text:p>
      <text:p text:style-name="P6"/>
      <text:p text:style-name="P1">ESP</text:p>
      <text:p text:style-name="P1">EBP</text:p>
      <text:p text:style-name="P1">EDI — регистр для передачи параметра в подпрограмму (16 шт)</text:p>
      <text:p text:style-name="P1">IP (instruction point) <text:tab/></text:p>
      <text:p text:style-name="P1"/>
      <text:p text:style-name="P3">аргумент функции - <text:s/>ето значение</text:p>
      <text:p text:style-name="P3"/>
      <text:p text:style-name="P3">параметр функции — ето переменная <text:span text:style-name="T5">(их 16 штук по дефолту)</text:span></text:p>
      <text:p text:style-name="P3"/>
      <text:p text:style-name="P6">пролог строит стек</text:p>
      <text:p text:style-name="P6">єпилог удаляет кадр и возвращает значение и курсор на предыдущий кадр</text:p>
      <text:p text:style-name="P3"/>
      <text:p text:style-name="P4"><text:span text:style-name="T4">нюансы</text:span>:</text:p>
      <text:list xml:id="list918412174" text:style-name="L1">
        <text:list-item>
          <text:p text:style-name="P5">не пишите больше 5 локальных переменных так как стек выделяет на фрейм место под 5</text:p>
        </text:list-item>
        <text:list-item>
          <text:p text:style-name="P8">не работайте с больше 16 параметров функции</text:p>
        </text:list-item>
        <text:list-item>
          <text:p text:style-name="P7">примитивы в стеке и когда кадр стека схлопывается все примитивы удаляются</text:p>
        </text:list-item>
      </text:list>
      <text:p text:style-name="P6"/>
      <text:p text:style-name="P9">Размер стека — 1 МіB = <text:span text:style-name="T8">1,048,576</text:span> B</text:p>
      <text:p text:style-name="P9">мимнимальний размер визова в стеке имеет размер</text:p>
      <text:p text:style-name="P9"/>
      <text:list xml:id="list2403834110" text:style-name="L2">
        <text:list-item>
          <text:p text:style-name="P11">обратный адрес — 4байт</text:p>
        </text:list-item>
        <text:list-item>
          <text:p text:style-name="P11">5 слов для локальных переменных - 5 * 4 = 20 байт</text:p>
        </text:list-item>
        <text:list-item>
          <text:p text:style-name="P11">адрес начала стека — 4 байт</text:p>
        </text:list-item>
      </text:list>
      <text:p text:style-name="P1"><text:tab/><text:tab/><text:tab/><text:span text:style-name="T6">4 + 20 + 4 = 28 байт</text:span></text:p>
      <text:p text:style-name="P1"/>
      <text:p text:style-name="P9">максимум вызовов подпрограмм может бить = 1,048,579 / 28 = <text:span text:style-name="T8">37,449</text:span> вложенных вызовов</text:p>
      <text:p text:style-name="P9"/>
      <text:p text:style-name="P10"><text:span text:style-name="T9">public static void </text:span><text:span text:style-name="T10">foo </text:span><text:span text:style-name="T1">(String [] arr) {</text:span><text:line-break/><text:span text:style-name="T1"> <text:s text:c="3"/>arr[</text:span><text:span text:style-name="T3">0</text:span><text:span text:style-name="T1">] = </text:span><text:span text:style-name="T11">"i am changed in foo"</text:span><text:span text:style-name="T9">;</text:span><text:line-break/><text:span text:style-name="T9"> <text:s text:c="3"/></text:span><text:span text:style-name="T1">arr = </text:span><text:span text:style-name="T9">null;</text:span><text:line-break/><text:span text:style-name="T1">}</text:span><text:line-break/><text:line-break/><text:span text:style-name="T9">public static void </text:span><text:span text:style-name="T10">main</text:span><text:span text:style-name="T1">(String[] args) {</text:span><text:line-break/><text:span text:style-name="T1"> <text:s text:c="3"/>String [] arr = </text:span><text:span text:style-name="T9">new </text:span><text:span text:style-name="T1">String[]{</text:span><text:span text:style-name="T11">"i am arr"</text:span><text:span text:style-name="T1">}</text:span><text:span text:style-name="T9">;</text:span><text:line-break/><text:span text:style-name="T9"> <text:s text:c="3"/></text:span><text:span text:style-name="T12">log</text:span><text:span text:style-name="T1">.info(arr[</text:span><text:span text:style-name="T3">0</text:span><text:span text:style-name="T1">])</text:span><text:span text:style-name="T9">;</text:span><text:line-break/><text:span text:style-name="T9"> <text:s text:c="3"/></text:span><text:span text:style-name="T2">foo</text:span><text:span text:style-name="T1">(arr)</text:span><text:span text:style-name="T9">;</text:span><text:line-break/><text:span text:style-name="T9"> <text:s text:c="3"/></text:span><text:span text:style-name="T12">log</text:span><text:span text:style-name="T1">.info(arr[</text:span><text:span text:style-name="T3">0</text:span><text:span text:style-name="T1">])</text:span><text:span text:style-name="T9">;</text:span><text:line-break/><text:span text:style-name="T1">}</text:span></text:p>
      <text:p text:style-name="P9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5:44:06.053475016</meta:creation-date>
    <dc:date>2024-01-12T17:04:29.738847147</dc:date>
    <meta:editing-duration>PT18M4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91" meta:character-count="1111" meta:non-whitespace-character-count="913"/>
  </office:meta>
</office:document-meta>
</file>